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d4a7a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text-properties fo:font-size="20pt" style:font-size-asian="20pt" style:font-size-complex="20pt"/>
    </style:style>
    <style:style style:name="P4" style:family="paragraph" style:parent-style-name="Heading_20_1">
      <style:paragraph-properties fo:text-align="center" style:justify-single-word="false"/>
      <style:text-properties officeooo:paragraph-rsid="001d4a7a"/>
    </style:style>
    <style:style style:name="P5" style:family="paragraph" style:parent-style-name="Heading_20_2">
      <style:paragraph-properties fo:text-align="center" style:justify-single-word="false"/>
      <style:text-properties officeooo:paragraph-rsid="001d4a7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1db74"/>
    </style:style>
    <style:style style:name="T3" style:family="text">
      <style:text-properties style:text-underline-style="solid" style:text-underline-width="auto" style:text-underline-color="font-color" officeooo:rsid="001254aa"/>
    </style:style>
    <style:style style:name="T4" style:family="text">
      <style:text-properties style:text-underline-style="solid" style:text-underline-width="auto" style:text-underline-color="font-color" officeooo:rsid="001795c9"/>
    </style:style>
    <style:style style:name="T5" style:family="text">
      <style:text-properties officeooo:rsid="001795c9"/>
    </style:style>
    <style:style style:name="T6" style:family="text">
      <style:text-properties style:text-underline-style="none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style:text-underline-style="non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P4" text:outline-level="1"><text:bookmark text:name="number_and_name4"/><text:span text:style-name="T1">Elector Candidate Vacancy</text:span>.</text:h>
      <text:h text:style-name="P5" text:outline-level="2"><text:bookmark text:name="collection_name"/><text:span text:style-name="T1">Texas Election Code</text:span>, <text:span text:style-name="T2">Title 11, </text:span><text:bookmark text:name="number_and_name"/><text:span text:style-name="T1">Sec</text:span><text:span text:style-name="T2">tion</text:span><text:span text:style-name="T1"> 19</text:span><text:span text:style-name="T3">2</text:span><text:span text:style-name="T1">.00</text:span><text:span text:style-name="T4">4</text:span>. </text:h>
      <text:p text:style-name="P1">https://texas.public.law/statutes/tex._election_code_section_191.00<text:span text:style-name="T5">4</text:span></text:p>
      <text:p text:style-name="P2"><text:line-break/><text:span text:style-name="T7">(a)<text:tab/></text:span><text:span text:style-name="T8">An elector candidate may withdraw</text:span><text:span text:style-name="T7"> from the presidential election before presidential election day, </text:span><text:span text:style-name="T8">by delivering written notice</text:span><text:span text:style-name="T7"> of the withdrawal </text:span><text:span text:style-name="T8">to</text:span><text:span text:style-name="T7">: <text:line-break/>(1)<text:tab/></text:span><text:span text:style-name="T8">the secretary of state</text:span><text:span text:style-name="T7">; </text:span><text:span text:style-name="T8">and <text:line-break/></text:span><text:span text:style-name="T7">(2) <text:tab/>the state chair of the party that nominated the elector candidate <text:line-break/>or </text:span><text:span text:style-name="T8">to the independent or write-in candidate for president <text:line-break/>who named the elector candidate</text:span><text:span text:style-name="T7">. <text:line-break/><text:line-break/>(b)<text:tab/></text:span><text:span text:style-name="T9">If an elector candidate withdraws, dies, or is declared ineligible before presidential election day</text:span><text:span text:style-name="T7">, </text:span><text:span text:style-name="T8">a replacement elector candidate may be named</text:span><text:span text:style-name="T7"> by the party that nominated the elector candidate or </text:span><text:span text:style-name="T8">by the independent or write-in candidate for president who named the elector candidate</text:span><text:span text:style-name="T7">. <text:line-break/></text:span></text:p>
      <text:p text:style-name="P2"><text:span text:style-name="T7">(c)<text:tab/>An independent or write-in </text:span><text:span text:style-name="T8">candidate for president</text:span><text:span text:style-name="T7"> naming a replacement elector candidate </text:span><text:span text:style-name="T8">must file with the secretary of state</text:span><text:span text:style-name="T7">, before presidential election day, </text:span><text:span text:style-name="T8">the name and residence address of the replacement candidate</text:span><text:span text:style-name="T7"> </text:span><text:span text:style-name="T8">and</text:span><text:span text:style-name="T9"> a written </text:span><text:span text:style-name="T8">statement</text:span><text:span text:style-name="T7">, signed by the replacement candidate, </text:span><text:span text:style-name="T8">that the person consents to be a candidate</text:span><text:span text:style-name="T7">. </text:span><text:line-break/></text:p>
      <text:p text:style-name="P3">(d)<text:tab/>If a political party’s rules do not provide the manner of choosing a replacement elector candidate, <text:span text:style-name="T1">the party’s state executive committee may choose the replacement candidate</text:span>. <text:span text:style-name="T1">The state chair</text:span><text:span text:style-name="T6"> of a political party naming a replacement elector candidate </text:span><text:span text:style-name="T1">must file with the secretary of state</text:span>, before presidential election day, <text:span text:style-name="T1">the name and residence address of the replacement candidate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arles Stewart</meta:initial-creator>
    <meta:creation-date>2021-12-20T04:19:08.361320454</meta:creation-date>
    <dc:date>2021-12-22T21:24:32.089303783</dc:date>
    <dc:creator>Charles Stewart</dc:creator>
    <meta:editing-duration>PT41M44S</meta:editing-duration>
    <meta:editing-cycles>3</meta:editing-cycles>
    <meta:generator>LibreOffice/7.2.4.1$Linux_X86_64 LibreOffice_project/27d75539669ac387bb498e35313b970b7fe9c4f9</meta:generator>
    <meta:document-statistic meta:table-count="0" meta:image-count="0" meta:object-count="0" meta:page-count="1" meta:paragraph-count="6" meta:word-count="218" meta:character-count="1512" meta:non-whitespace-character-count="1287"/>
  </office:meta>
</office:document-meta>
</file>